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name="Arial" fo:background-color="#72bf44" style:font-name-asian="Arial1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9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0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1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2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3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7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2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3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4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5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6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7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8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29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30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72bf44" style:font-name-asian="Arial1" style:font-name-complex="Arial1"/>
    </style:style>
    <style:style style:name="P31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0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2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0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1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2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3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72bf44" style:font-name-asian="Arial1" style:font-name-complex="Arial1"/>
    </style:style>
    <style:style style:name="P84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72bf44" style:font-name-asian="Arial1" style:font-name-complex="Arial1"/>
    </style:style>
    <style:style style:name="P85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72bf44" style:font-name-asian="Arial1" style:font-name-complex="Arial1"/>
    </style:style>
    <style:style style:name="P86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72bf44" style:font-name-asian="Arial1" style:font-name-complex="Arial1"/>
    </style:style>
    <style:style style:name="T1" style:family="text">
      <style:text-properties fo:background-color="#72bf44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gjdgxs"/>Core Java: Part 2</text:p>
      <text:p text:style-name="P2">How to import all package?</text:p>
      <text:list xml:id="list2783374453" text:style-name="WWNum17">
        <text:list-item>
          <text:p text:style-name="P9">import java.*;</text:p>
        </text:list-item>
        <text:list-item>
          <text:p text:style-name="P31">include java.lang;</text:p>
        </text:list-item>
        <text:list-item>
          <text:p text:style-name="P58">java.package</text:p>
        </text:list-item>
      </text:list>
      <text:p text:style-name="P1"/>
      <text:p text:style-name="P2">What is the value of "d" after this line of code has been executed?</text:p>
      <text:p text:style-name="P1">double d = Math.round ( 2.5 + Math.random() );</text:p>
      <text:list xml:id="list2943635571" text:style-name="WWNum24">
        <text:list-item>
          <text:p text:style-name="P32">2</text:p>
        </text:list-item>
        <text:list-item>
          <text:p text:style-name="P10">3</text:p>
        </text:list-item>
        <text:list-item>
          <text:p text:style-name="P32">4</text:p>
        </text:list-item>
        <text:list-item>
          <text:p text:style-name="P59">2.5</text:p>
        </text:list-item>
      </text:list>
      <text:p text:style-name="P3"/>
      <text:p text:style-name="P2">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2556581021" text:style-name="WWNum19">
        <text:list-item>
          <text:p text:style-name="P33">There is a syntax error on line 1.</text:p>
        </text:list-item>
        <text:list-item>
          <text:p text:style-name="P33">There are syntax errors on lines 1 and 6.</text:p>
        </text:list-item>
        <text:list-item>
          <text:p text:style-name="P33">run infinity time</text:p>
        </text:list-item>
        <text:list-item>
          <text:p text:style-name="P83">There is a syntax error in line 6.</text:p>
        </text:list-item>
      </text:list>
      <text:p text:style-name="P1"/>
      <text:p text:style-name="P2">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2460753653" text:style-name="WWNum16">
        <text:list-item>
          <text:p text:style-name="P34">Hellogoodworld</text:p>
        </text:list-item>
        <text:list-item>
          <text:p text:style-name="P34">hellogoodworld</text:p>
        </text:list-item>
        <text:list-item>
          <text:p text:style-name="P11">Hello Goodworld</text:p>
        </text:list-item>
        <text:list-item>
          <text:p text:style-name="P60">GoodWorld</text:p>
        </text:list-item>
      </text:list>
      <text:p text:style-name="P1"/>
      <text:p text:style-name="P2">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1500296161" text:style-name="WWNum26">
        <text:list-item>
          <text:p text:style-name="P12">hello</text:p>
        </text:list-item>
        <text:list-item>
          <text:p text:style-name="P35">world</text:p>
        </text:list-item>
        <text:list-item>
          <text:p text:style-name="P35">hello world</text:p>
        </text:list-item>
        <text:list-item>
          <text:p text:style-name="P61">none of the above</text:p>
        </text:list-item>
      </text:list>
      <text:p text:style-name="P1"/>
      <text:p text:style-name="P2">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2722101839" text:style-name="WWNum29">
        <text:list-item>
          <text:p text:style-name="P13"><text:soft-page-break/>DEMOS</text:p>
        </text:list-item>
        <text:list-item>
          <text:p text:style-name="P36">DEMS</text:p>
        </text:list-item>
        <text:list-item>
          <text:p text:style-name="P36">DEM</text:p>
        </text:list-item>
        <text:list-item>
          <text:p text:style-name="P62">EMOS</text:p>
        </text:list-item>
      </text:list>
      <text:p text:style-name="P1"/>
      <text:p text:style-name="P2">Determine the output</text:p>
      <text:p text:style-name="P1">SOP (<text:bookmark-start text:name="__DdeLink__1646_532377398"/>‘1’+new integer (2) +3);<text:bookmark-end text:name="__DdeLink__1646_532377398"/></text:p>
      <text:list xml:id="list1846308574" text:style-name="WWNum11">
        <text:list-item>
          <text:p text:style-name="P14">123</text:p>
        </text:list-item>
        <text:list-item>
          <text:p text:style-name="P37">13</text:p>
        </text:list-item>
        <text:list-item>
          <text:p text:style-name="P37">1</text:p>
        </text:list-item>
        <text:list-item>
          <text:p text:style-name="P63">12</text:p>
        </text:list-item>
      </text:list>
      <text:p text:style-name="P1"/>
      <text:p text:style-name="P2">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635267919" text:style-name="WWNum9">
        <text:list-item>
          <text:p text:style-name="P38">Hlloe</text:p>
        </text:list-item>
        <text:list-item>
          <text:p text:style-name="P38">lloeH</text:p>
        </text:list-item>
        <text:list-item>
          <text:p text:style-name="P38">Hello</text:p>
        </text:list-item>
        <text:list-item>
          <text:p text:style-name="P84">olleH</text:p>
        </text:list-item>
      </text:list>
      <text:p text:style-name="P1"/>
      <text:p text:style-name="P2">Write the correct signature of the main method?</text:p>
      <text:list xml:id="list3455728886" text:style-name="WWNum6">
        <text:list-item>
          <text:p text:style-name="P39">public Static void main()</text:p>
        </text:list-item>
        <text:list-item>
          <text:p text:style-name="P15">public Static void main(String args[])</text:p>
        </text:list-item>
        <text:list-item>
          <text:p text:style-name="P64">public Static void main(String ...)</text:p>
        </text:list-item>
      </text:list>
      <text:p text:style-name="P1"/>
      <text:p text:style-name="P2">What is the output of this program</text:p>
      <text:p text:style-name="P1"><text:bookmark-start text:name="__DdeLink__1650_532377398"/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text:bookmark-end text:name="__DdeLink__1650_532377398"/></text:p>
      <text:list xml:id="list3116930114" text:style-name="WWNum2">
        <text:list-item>
          <text:p text:style-name="P40">class java.object</text:p>
        </text:list-item>
        <text:list-item>
          <text:p text:style-name="P16">class java.lang.object</text:p>
        </text:list-item>
        <text:list-item>
          <text:p text:style-name="P65">none of the above</text:p>
        </text:list-item>
      </text:list>
      <text:p text:style-name="P1"/>
      <text:p text:style-name="P2"><text:soft-page-break/>Determine the output</text:p>
      <text:p text:style-name="P1">Class{</text:p>
      <text:p text:style-name="P1">PSVM</text:p>
      <text:p text:style-name="P1"><text:bookmark-start text:name="__DdeLink__1652_532377398"/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text:bookmark-end text:name="__DdeLink__1652_532377398"/></text:p>
      <text:list xml:id="list1963765761" text:style-name="WWNum15">
        <text:list-item>
          <text:p text:style-name="P41">HelloStopWorld</text:p>
        </text:list-item>
        <text:list-item>
          <text:p text:style-name="P17">Hello Stop World</text:p>
        </text:list-item>
        <text:list-item>
          <text:p text:style-name="P41">HelloStop</text:p>
        </text:list-item>
        <text:list-item>
          <text:p text:style-name="P66">none of the above</text:p>
        </text:list-item>
      </text:list>
      <text:p text:style-name="P1"/>
      <text:p text:style-name="P2">How to declare array of string which one is correct?</text:p>
      <text:list xml:id="list3057492394" text:style-name="WWNum27">
        <text:list-item>
          <text:p text:style-name="P18">string[]s;</text:p>
        </text:list-item>
        <text:list-item>
          <text:p text:style-name="P18">string s[]</text:p>
        </text:list-item>
        <text:list-item>
          <text:p text:style-name="P67">string []s;</text:p>
        </text:list-item>
      </text:list>
      <text:p text:style-name="P1"/>
      <text:p text:style-name="P2">What will be the output?</text:p>
      <text:p text:style-name="P1"><text:bookmark-start text:name="__DdeLink__1657_532377398"/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text:bookmark-end text:name="__DdeLink__1657_532377398"/></text:p>
      <text:p text:style-name="P1">Class output{</text:p>
      <text:p text:style-name="P1">Public static void main(String args[])</text:p>
      <text:p text:style-name="P1">{</text:p>
      <text:p text:style-name="P1"><text:bookmark-start text:name="__DdeLink__1659_532377398"/><text:soft-page-break/>A obj1 = new A();</text:p>
      <text:p text:style-name="P1">SOP(obj1.toString());</text:p>
      <text:p text:style-name="P1">}<text:bookmark-end text:name="__DdeLink__1659_532377398"/></text:p>
      <text:p text:style-name="P1">}</text:p>
      <text:list xml:id="list2362899810" text:style-name="WWNum28">
        <text:list-item>
          <text:p text:style-name="P19">A@1cde5f </text:p>
        </text:list-item>
        <text:list-item>
          <text:p text:style-name="P42">A a 1cde5f</text:p>
        </text:list-item>
        <text:list-item>
          <text:p text:style-name="P42">A d 1cde5f</text:p>
        </text:list-item>
        <text:list-item>
          <text:p text:style-name="P68">@1cde5f</text:p>
        </text:list-item>
      </text:list>
      <text:p text:style-name="P1"/>
      <text:p text:style-name="P2">What will be the datatype of the no 9.6352</text:p>
      <text:list xml:id="list3455273837" text:style-name="WWNum5">
        <text:list-item>
          <text:p text:style-name="P20">double</text:p>
        </text:list-item>
        <text:list-item>
          <text:p text:style-name="P43">Float</text:p>
        </text:list-item>
        <text:list-item>
          <text:p text:style-name="P69">Double</text:p>
        </text:list-item>
      </text:list>
      <text:p text:style-name="P1"/>
      <text:p text:style-name="P2">Determine the output</text:p>
      <text:p text:style-name="P1">public class Question {</text:p>
      <text:p text:style-name="P1">public static void main(String args[]) {</text:p>
      <text:p text:style-name="P1"><text:bookmark-start text:name="__DdeLink__1662_532377398"/>String s1 = "uvw";</text:p>
      <text:p text:style-name="P1">String s2 = "xyz";</text:p>
      <text:p text:style-name="P1">String s3 = s1.concat(s2.toUpperCase( ) );</text:p>
      <text:p text:style-name="P1">System.out.println(s1+s2+s3);<text:bookmark-end text:name="__DdeLink__1662_532377398"/></text:p>
      <text:p text:style-name="P1">} }</text:p>
      <text:list xml:id="list2191997224" text:style-name="WWNum21">
        <text:list-item>
          <text:p text:style-name="P21">uvwxyzuvwXYZ</text:p>
        </text:list-item>
        <text:list-item>
          <text:p text:style-name="P44">uvwxyzuv</text:p>
        </text:list-item>
        <text:list-item>
          <text:p text:style-name="P44">uvwxyzXYZ</text:p>
        </text:list-item>
        <text:list-item>
          <text:p text:style-name="P70">uvwxyzuvXYZ</text:p>
        </text:list-item>
      </text:list>
      <text:p text:style-name="P1"/>
      <text:p text:style-name="P2">Determine the output</text:p>
      <text:p text:style-name="P1"><text:bookmark-start text:name="__DdeLink__1664_532377398"/>int i = -1;</text:p>
      <text:p text:style-name="P1">int b = 10;</text:p>
      <text:p text:style-name="P1">int val = b/ i;<text:bookmark-end text:name="__DdeLink__1664_532377398"/></text:p>
      <text:list xml:id="list1419966873" text:style-name="WWNum8">
        <text:list-item>
          <text:p text:style-name="P22">-10</text:p>
        </text:list-item>
        <text:list-item>
          <text:p text:style-name="P45">10</text:p>
        </text:list-item>
        <text:list-item>
          <text:p text:style-name="P45">10/1</text:p>
        </text:list-item>
        <text:list-item>
          <text:p text:style-name="P71">error17. </text:p>
        </text:list-item>
      </text:list>
      <text:p text:style-name="P3"/>
      <text:p text:style-name="P6"><text:soft-page-break/>How to inherit both the interface and abstract class ?</text:p>
      <text:list xml:id="list1002189205" text:style-name="WWNum25">
        <text:list-item>
          <text:p text:style-name="P46">class implemts Info,interface</text:p>
        </text:list-item>
        <text:list-item>
          <text:p text:style-name="P29">class xyz extends Info implements interface{ void load}</text:p>
        </text:list-item>
        <text:list-item>
          <text:p text:style-name="P46">class extends Info,interface</text:p>
        </text:list-item>
        <text:list-item>
          <text:p text:style-name="P72">class implements interface</text:p>
        </text:list-item>
      </text:list>
      <text:p text:style-name="P1"/>
      <text:p text:style-name="P1"/>
      <text:p text:style-name="P2">Which operator is used to separate parameters or attributes?</text:p>
      <text:list xml:id="list3997493980" text:style-name="WWNum12">
        <text:list-item>
          <text:p text:style-name="P47">&amp;</text:p>
        </text:list-item>
        <text:list-item>
          <text:p text:style-name="P47">&amp;&amp;</text:p>
        </text:list-item>
        <text:list-item>
          <text:p text:style-name="P73">and</text:p>
        </text:list-item>
      </text:list>
      <text:p text:style-name="P1"/>
      <text:p text:style-name="P2">Determine the output</text:p>
      <text:p text:style-name="P1">public class Delta</text:p>
      <text:p text:style-name="P1"><text:bookmark-start text:name="__DdeLink__1667_532377398"/>{ <text:bookmark-start text:name="__DdeLink__1671_532377398"/>static boolean foo(char c)</text:p>
      <text:p text:style-name="P1">{</text:p>
      <text:p text:style-name="P1">System.out.print(c);</text:p>
      <text:p text:style-name="P1">return true;</text:p>
      <text:p text:style-name="P1">}<text:bookmark-end text:name="__DdeLink__1671_532377398"/><text:bookmark-end text:name="__DdeLink__1667_532377398"/></text:p>
      <text:p text:style-name="P1">public static void main( String[] argv )</text:p>
      <text:p text:style-name="P1"><text:bookmark-start text:name="__DdeLink__1669_532377398"/>{</text:p>
      <text:p text:style-name="P1"><text:bookmark-start text:name="__DdeLink__1673_532377398"/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text:bookmark-end text:name="__DdeLink__1673_532377398"/><text:bookmark-end text:name="__DdeLink__1669_532377398"/></text:p>
      <text:p text:style-name="P1">}</text:p>
      <text:list xml:id="list429559253" text:style-name="WWNum13">
        <text:list-item>
          <text:p text:style-name="P48">ABDCB</text:p>
        </text:list-item>
        <text:list-item>
          <text:p text:style-name="P23">ABDCBDCB</text:p>
        </text:list-item>
        <text:list-item>
          <text:p text:style-name="P48">ABCDBDA</text:p>
        </text:list-item>
        <text:list-item>
          <text:p text:style-name="P74">ABDCBDA</text:p>
        </text:list-item>
      </text:list>
      <text:p text:style-name="P1"/>
      <text:p text:style-name="P1"/>
      <text:p text:style-name="P2"><text:s/>import java.util.*;</text:p>
      <text:p text:style-name="P2"><text:soft-page-break/>class Array {</text:p>
      <text:p text:style-name="P2">public static void main(String args[])</text:p>
      <text:p text:style-name="P2"><text:bookmark-start text:name="__DdeLink__1675_532377398"/>{</text:p>
      <text:p text:style-name="P2">int array[] = new int [5];</text:p>
      <text:p text:style-name="P2">for (int i = 5; i &gt; 0; i--)</text:p>
      <text:p text:style-name="P2">array[5 - i] = i;</text:p>
      <text:p text:style-name="P2">Arrays.sort(array);</text:p>
      <text:p text:style-name="P2">for (int i = 0; i &lt; 5; ++i)</text:p>
      <text:p text:style-name="P2">System.out.print(array[i]);;</text:p>
      <text:p text:style-name="P2">}<text:bookmark-end text:name="__DdeLink__1675_532377398"/></text:p>
      <text:p text:style-name="P2">}</text:p>
      <text:list xml:id="list1392683771" text:style-name="WWNum7">
        <text:list-item>
          <text:p text:style-name="P24">12345</text:p>
        </text:list-item>
        <text:list-item>
          <text:p text:style-name="P49">54321</text:p>
        </text:list-item>
        <text:list-item>
          <text:p text:style-name="P49">123</text:p>
        </text:list-item>
        <text:list-item>
          <text:p text:style-name="P75">1234</text:p>
        </text:list-item>
      </text:list>
      <text:p text:style-name="P1"/>
      <text:p text:style-name="P2">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<text:bookmark-start text:name="__DdeLink__1677_532377398"/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text:bookmark-end text:name="__DdeLink__1677_532377398"/></text:p>
      <text:p text:style-name="P1">}</text:p>
      <text:p text:style-name="P1">advertisements</text:p>
      <text:list xml:id="list2132733639" text:style-name="WWNum4">
        <text:list-item>
          <text:p text:style-name="P50">12885</text:p>
        </text:list-item>
        <text:list-item>
          <text:p text:style-name="P50">12845</text:p>
        </text:list-item>
        <text:list-item>
          <text:p text:style-name="P25">58881</text:p>
        </text:list-item>
        <text:list-item>
          <text:p text:style-name="P76">54881</text:p>
        </text:list-item>
      </text:list>
      <text:p text:style-name="P1"><text:soft-page-break/></text:p>
      <text:p text:style-name="P2">Determine the output</text:p>
      <text:p text:style-name="P1">class output {</text:p>
      <text:p text:style-name="P1">public static void main(String args[])</text:p>
      <text:p text:style-name="P1"><text:bookmark-start text:name="__DdeLink__1679_532377398"/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text:bookmark-end text:name="__DdeLink__1679_532377398"/></text:p>
      <text:p text:style-name="P1">}</text:p>
      <text:list xml:id="list273098131" text:style-name="WWNum10">
        <text:list-item>
          <text:p text:style-name="P51">Hello</text:p>
        </text:list-item>
        <text:list-item>
          <text:p text:style-name="P51">World</text:p>
        </text:list-item>
        <text:list-item>
          <text:p text:style-name="P51">Helloworld</text:p>
        </text:list-item>
        <text:list-item>
          <text:p text:style-name="P85">Hello World</text:p>
        </text:list-item>
      </text:list>
      <text:p text:style-name="P1"/>
      <text:p text:style-name="P2">Determine the output</text:p>
      <text:p text:style-name="P1">class output {</text:p>
      <text:p text:style-name="P1">public static void main(String args[])</text:p>
      <text:p text:style-name="P1"><text:bookmark-start text:name="__DdeLink__1681_532377398"/>{</text:p>
      <text:p text:style-name="P1">StringBuffer s1 = new StringBuffer("Hello");</text:p>
      <text:p text:style-name="P1">s1.setCharAt(1,'x');</text:p>
      <text:p text:style-name="P1">System.out.println(s1);</text:p>
      <text:p text:style-name="P1">}<text:bookmark-end text:name="__DdeLink__1681_532377398"/></text:p>
      <text:p text:style-name="P1">}</text:p>
      <text:list xml:id="list2790040710" text:style-name="WWNum22">
        <text:list-item>
          <text:p text:style-name="P52">xello</text:p>
        </text:list-item>
        <text:list-item>
          <text:p text:style-name="P52">xxxxx</text:p>
        </text:list-item>
        <text:list-item>
          <text:p text:style-name="P26">Hxllo</text:p>
        </text:list-item>
        <text:list-item>
          <text:p text:style-name="P77">Hexlo</text:p>
        </text:list-item>
      </text:list>
      <text:p text:style-name="P1"/>
      <text:p text:style-name="P2">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308387519" text:style-name="WWNum1">
        <text:list-item>
          <text:p text:style-name="P53">AaBaCa</text:p>
        </text:list-item>
        <text:list-item>
          <text:p text:style-name="P53">ABCaaa</text:p>
        </text:list-item>
        <text:list-item>
          <text:p text:style-name="P53">AaaBaaCaa</text:p>
        </text:list-item>
        <text:list-item>
          <text:p text:style-name="P78">AaBaaCaaa</text:p>
        </text:list-item>
      </text:list>
      <text:p text:style-name="P1"/>
      <text:p text:style-name="P2">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767704487" text:style-name="WWNum14">
        <text:list-item>
          <text:p text:style-name="P79">a is a lower case Letter</text:p>
        </text:list-item>
      </text:list>
      <text:p text:style-name="P4">is White space character</text:p>
      <text:p text:style-name="P7"><text:s text:c="6"/>b) b is a lower case Letter</text:p>
      <text:p text:style-name="P4">is White space character</text:p>
      <text:p text:style-name="P7"><text:s text:c="6"/><text:span text:style-name="T1">c) a is a lower case Letter</text:span></text:p>
      <text:p text:style-name="P5">A is a upper case Letter</text:p>
      <text:p text:style-name="P1"><text:s text:c="6"/>d) a is a lower case Letter</text:p>
      <text:p text:style-name="P4">0 is a digit</text:p>
      <text:p text:style-name="P4"/>
      <text:p text:style-name="P4"/>
      <text:p text:style-name="P2">Which pattern ?</text:p>
      <text:p text:style-name="P1">Public static void main(String args[])</text:p>
      <text:p text:style-name="P1">{</text:p>
      <text:p text:style-name="P1"><text:bookmark-start text:name="__DdeLink__1692_532377398"/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<text:bookmark-end text:name="__DdeLink__1692_532377398"/>}</text:p>
      <text:p text:style-name="P1"/>
      <text:p text:style-name="P1"/>
      <text:p text:style-name="P1"/>
      <text:p text:style-name="P2">What is the output?</text:p>
      <text:p text:style-name="P1">1. public class TestString1 {</text:p>
      <text:p text:style-name="P1">2. public static void main(String[] args) {</text:p>
      <text:p text:style-name="P1">3<text:bookmark-start text:name="__DdeLink__1695_532377398"/>. String str = "420";</text:p>
      <text:p text:style-name="P1">4. str += 42;</text:p>
      <text:p text:style-name="P1">5. System.out.print(str);</text:p>
      <text:p text:style-name="P1">6. }<text:bookmark-end text:name="__DdeLink__1695_532377398"/></text:p>
      <text:p text:style-name="P1">7. }</text:p>
      <text:p text:style-name="P1"/>
      <text:list xml:id="list2268246662" text:style-name="WWNum3">
        <text:list-item>
          <text:p text:style-name="P54">42</text:p>
        </text:list-item>
        <text:list-item>
          <text:p text:style-name="P54">420</text:p>
        </text:list-item>
        <text:list-item>
          <text:p text:style-name="P54">462</text:p>
        </text:list-item>
        <text:list-item>
          <text:p text:style-name="P27">42042</text:p>
        </text:list-item>
        <text:list-item>
          <text:p text:style-name="P54">Compilation fails</text:p>
        </text:list-item>
        <text:list-item>
          <text:p text:style-name="P80">An exception is thrown at runtime.</text:p>
        </text:list-item>
      </text:list>
      <text:p text:style-name="P1"/>
      <text:p text:style-name="P1"/>
      <text:p text:style-name="P2">Which three are valid on line 12?</text:p>
      <text:p text:style-name="P1">(Choose three.)</text:p>
      <text:p text:style-name="P1">11. public interface Status {</text:p>
      <text:p text:style-name="P1">12. /* insert code here */<text:bookmark-start text:name="__DdeLink__1697_532377398"/> int MY_VALUE = 10;<text:bookmark-end text:name="__DdeLink__1697_532377398"/></text:p>
      <text:p text:style-name="P1"/>
      <text:list xml:id="list4139492727" text:style-name="WWNum23">
        <text:list-item>
          <text:p text:style-name="P28">final</text:p>
        </text:list-item>
        <text:list-item>
          <text:p text:style-name="P30"><text:soft-page-break/>static</text:p>
        </text:list-item>
        <text:list-item>
          <text:p text:style-name="P55">native</text:p>
        </text:list-item>
        <text:list-item>
          <text:p text:style-name="P30">public</text:p>
        </text:list-item>
        <text:list-item>
          <text:p text:style-name="P55">private</text:p>
        </text:list-item>
        <text:list-item>
          <text:p text:style-name="P55">abstract</text:p>
        </text:list-item>
        <text:list-item>
          <text:p text:style-name="P81">protected</text:p>
        </text:list-item>
      </text:list>
      <text:p text:style-name="P1"/>
      <text:p text:style-name="P2">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2900384663" text:style-name="WWNum18">
        <text:list-item>
          <text:p text:style-name="P56">Foo { public int bar() { return 1; }</text:p>
        </text:list-item>
        <text:list-item>
          <text:p text:style-name="P56">new Foo { public int bar() { return 1; }</text:p>
        </text:list-item>
        <text:list-item>
          <text:p text:style-name="P56">new Foo() { public int bar() { return 1; }</text:p>
        </text:list-item>
        <text:list-item>
          <text:p text:style-name="P82">new class Foo { public int bar() { return 1; }</text:p>
        </text:list-item>
      </text:list>
      <text:p text:style-name="P1"/>
      <text:p text:style-name="P2">What is the result?</text:p>
      <text:p text:style-name="P1"><text:bookmark-start text:name="__DdeLink__1699_532377398"/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text:bookmark-end text:name="__DdeLink__1699_532377398"/></text:p>
      <text:p text:style-name="P1"/>
      <text:list xml:id="list3666022340" text:style-name="WWNum20">
        <text:list-item>
          <text:p text:style-name="P57"><text:soft-page-break/>peep</text:p>
        </text:list-item>
        <text:list-item>
          <text:p text:style-name="P57">bark</text:p>
        </text:list-item>
        <text:list-item>
          <text:p text:style-name="P57">meow</text:p>
        </text:list-item>
        <text:list-item>
          <text:p text:style-name="P57">Compilation fails</text:p>
        </text:list-item>
        <text:list-item>
          <text:p text:style-name="P86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28T09:21:42.399582247</dc:date>
    <meta:editing-duration>PT8M7S</meta:editing-duration>
    <meta:editing-cycles>2</meta:editing-cycles>
    <meta:document-statistic meta:table-count="0" meta:image-count="0" meta:object-count="0" meta:page-count="13" meta:paragraph-count="379" meta:word-count="1236" meta:character-count="6591" meta:non-whitespace-character-count="5828"/>
  </office:meta>
</office:document-meta>
</file>